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ilanka" fo:font-size="16pt" style:text-underline-style="solid" style:text-underline-width="auto" style:text-underline-color="font-color" fo:font-weight="bold" officeooo:rsid="0007fea9" officeooo:paragraph-rsid="0007fea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hilanka" fo:font-size="14pt" fo:font-style="normal" style:text-underline-style="none" fo:font-weight="normal" officeooo:rsid="0007fea9" officeooo:paragraph-rsid="0007fea9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hilanka" fo:font-size="14pt" fo:font-style="normal" style:text-underline-style="none" fo:font-weight="normal" officeooo:rsid="00091406" officeooo:paragraph-rsid="00091406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officeooo:paragraph-rsid="000d9677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Standard">
      <style:paragraph-properties fo:text-align="start" style:justify-single-word="false"/>
      <style:text-properties style:font-name="Chilanka" fo:font-size="14pt" fo:font-style="normal" style:text-underline-style="none" fo:font-weight="normal" officeooo:rsid="00091406" officeooo:paragraph-rsid="00091406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hilanka" fo:font-size="14pt" fo:font-style="normal" style:text-underline-style="none" fo:font-weight="normal" officeooo:rsid="000cc690" officeooo:paragraph-rsid="000cc690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hilanka" fo:font-size="14pt" fo:font-style="normal" style:text-underline-style="none" fo:font-weight="normal" officeooo:rsid="000d9677" officeooo:paragraph-rsid="000d9677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hilanka" fo:font-size="16pt" fo:font-style="normal" style:text-underline-style="solid" style:text-underline-width="auto" style:text-underline-color="font-color" fo:font-weight="bold" officeooo:rsid="000cc690" officeooo:paragraph-rsid="00091406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0d96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978b2" style:font-weight-asian="bold" style:font-weight-complex="bold"/>
    </style:style>
    <style:style style:name="T5" style:family="text">
      <style:text-properties officeooo:rsid="00091406"/>
    </style:style>
    <style:style style:name="T6" style:family="text">
      <style:text-properties officeooo:rsid="000978b2"/>
    </style:style>
    <style:style style:name="T7" style:family="text">
      <style:text-properties officeooo:rsid="000b55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5cm" fo:text-indent="-0.635cm" fo:margin-left="1.42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cm" fo:text-indent="-0.635cm" fo:margin-left="2.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5cm" fo:text-indent="-0.635cm" fo:margin-left="2.69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cm" fo:text-indent="-0.635cm" fo:margin-left="3.3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5cm" fo:text-indent="-0.635cm" fo:margin-left="3.96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cm" fo:text-indent="-0.635cm" fo:margin-left="4.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5cm" fo:text-indent="-0.635cm" fo:margin-left="5.2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cm" fo:text-indent="-0.635cm" fo:margin-left="5.8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5cm" fo:text-indent="-0.635cm" fo:margin-left="6.5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cm" fo:text-indent="-0.635cm" fo:margin-left="7.14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s Récapitulatif des chapitres 1,2,3 en Python.</text:p>
      <text:p text:style-name="P1"/>
      <text:p text:style-name="P2">Exercice 1 : <text:span text:style-name="T3">Lien avec le chapitre 2 : les listes.</text:span></text:p>
      <text:p text:style-name="P2"><text:tab/></text:p>
      <text:p text:style-name="P2"><text:tab/><text:span text:style-name="T5">En python, codes une application qui analysera une liste et qui retournera un booleen (True ou False) si elle n’est pas triée dans l’ordre croissant ou décroissant.</text:span></text:p>
      <text:p text:style-name="P2"/>
      <text:p text:style-name="P3">Exercice 2 : <text:span text:style-name="T4">Lien avec le chapitre 3 – BONUS : fonctions imbriquées</text:span></text:p>
      <text:p text:style-name="P3"/>
      <text:p text:style-name="P3"><text:tab/>En python, <text:span text:style-name="T6">rédigez une première qui va chercher le maximum dans la liste [1,19,85,-4,198,45,3] <text:s/>et celle-ci appellera une fonction qui mettra l</text:span><text:span text:style-name="T7">a valeur </text:span><text:span text:style-name="T6">maximum au carré </text:span><text:span text:style-name="T7">(opérateur : **2).</text:span></text:p>
      <text:p text:style-name="P9"/>
      <text:p text:style-name="P7">Exercice 3 : <text:span text:style-name="T3">Lien avec le chapitre 1 – Bases &amp; enseignement des fondamentaux de Python</text:span></text:p>
      <text:p text:style-name="P7"><text:span text:style-name="T3"/></text:p>
      <text:p text:style-name="P8">A l’aide de boucles, ainsi que de print() essaye de reproduire cette image :</text:p>
      <text:p text:style-name="P4"><text:s text:c="10"/>*</text:p>
      <text:p text:style-name="Preformatted_20_Text"><text:s text:c="9"/>***</text:p>
      <text:p text:style-name="Preformatted_20_Text"><text:s text:c="8"/>*****</text:p>
      <text:p text:style-name="Preformatted_20_Text"><text:s text:c="7"/>*******</text:p>
      <text:p text:style-name="Preformatted_20_Text"><text:s text:c="6"/>*********</text:p>
      <text:p text:style-name="Preformatted_20_Text"><text:s text:c="8"/>*****</text:p>
      <text:p text:style-name="Preformatted_20_Text"><text:s text:c="7"/>*******</text:p>
      <text:p text:style-name="Preformatted_20_Text"><text:s text:c="6"/>*********</text:p>
      <text:p text:style-name="Preformatted_20_Text"><text:s text:c="5"/>***********</text:p>
      <text:p text:style-name="Preformatted_20_Text"><text:s text:c="4"/>*************</text:p>
      <text:p text:style-name="Preformatted_20_Text"><text:s text:c="6"/>*********</text:p>
      <text:p text:style-name="Preformatted_20_Text"><text:s text:c="5"/>***********</text:p>
      <text:p text:style-name="Preformatted_20_Text"><text:s text:c="4"/>*************</text:p>
      <text:p text:style-name="Preformatted_20_Text"><text:s text:c="3"/>***************</text:p>
      <text:p text:style-name="Preformatted_20_Text"><text:s text:c="2"/>*****************</text:p>
      <text:p text:style-name="Preformatted_20_Text"><text:s text:c="4"/>*************</text:p>
      <text:p text:style-name="Preformatted_20_Text"><text:s text:c="3"/>***************</text:p>
      <text:p text:style-name="Preformatted_20_Text"><text:s text:c="2"/>*****************</text:p>
      <text:p text:style-name="Preformatted_20_Text"><text:s/>*******************</text:p>
      <text:p text:style-name="P5">*********************</text:p>
      <text:p text:style-name="P10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22:54:50.567000000</meta:creation-date>
    <dc:date>2022-08-03T14:48:28.913130799</dc:date>
    <meta:editing-duration>PT9M32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28" meta:word-count="135" meta:character-count="1007" meta:non-whitespace-character-count="793"/>
  </office:meta>
</office:document-meta>
</file>